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weight="bold" officeooo:rsid="001cc151" officeooo:paragraph-rsid="0001cdc7" style:font-weight-asian="bold" style:font-weight-complex="bold"/>
    </style:style>
    <style:style style:name="P2" style:family="paragraph" style:parent-style-name="Standard" style:list-style-name="L1">
      <style:text-properties fo:font-weight="bold" officeooo:rsid="001cc151" officeooo:paragraph-rsid="0002fa3c" style:font-weight-asian="bold" style:font-weight-complex="bold"/>
    </style:style>
    <style:style style:name="P3" style:family="paragraph" style:parent-style-name="Standard">
      <style:text-properties fo:font-weight="bold" officeooo:rsid="001cc151" officeooo:paragraph-rsid="0001cdc7" style:font-weight-asian="bold" style:font-weight-complex="bold"/>
    </style:style>
    <style:style style:name="P4" style:family="paragraph" style:parent-style-name="Standard">
      <style:text-properties fo:font-weight="bold" officeooo:rsid="0002fa3c" officeooo:paragraph-rsid="0002fa3c" style:font-weight-asian="bold" style:font-weight-complex="bold"/>
    </style:style>
    <style:style style:name="P5" style:family="paragraph" style:parent-style-name="Standard" style:list-style-name="L2">
      <style:text-properties fo:font-weight="bold" officeooo:rsid="0002fa3c" officeooo:paragraph-rsid="0002fa3c" style:font-weight-asian="bold" style:font-weight-complex="bold"/>
    </style:style>
    <style:style style:name="P6" style:family="paragraph" style:parent-style-name="Standard">
      <style:text-properties officeooo:rsid="0001cdc7" officeooo:paragraph-rsid="0001cdc7"/>
    </style:style>
    <style:style style:name="P7" style:family="paragraph" style:parent-style-name="Standard" style:list-style-name="L1">
      <style:text-properties officeooo:paragraph-rsid="0002fa3c"/>
    </style:style>
    <style:style style:name="T1" style:family="text">
      <style:text-properties officeooo:rsid="0002fa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fa3c" style:font-weight-asian="normal" style:font-weight-complex="normal"/>
    </style:style>
    <style:style style:name="T4" style:family="text">
      <style:text-properties fo:font-weight="bold" officeooo:rsid="001cc151" style:font-weight-asian="bold" style:font-weight-complex="bold"/>
    </style:style>
    <style:style style:name="T5" style:family="text">
      <style:text-properties fo:font-weight="bold" officeooo:rsid="0002fa3c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2 ejercicio 9 – PAGO ELECTRONICO</text:p>
      <text:p text:style-name="Standard"/>
      <text:p text:style-name="P3">ID: <text:span text:style-name="T3">recuperar datos para pago</text:span></text:p>
      <text:p text:style-name="P3">Titulo: <text:span text:style-name="T3">como &lt;empleado&gt; quiero &lt;recuperar datos de pago&gt; para &lt;poder cobrarlo&gt;</text:span></text:p>
      <text:p text:style-name="P3">Reglas de negocio: - </text:p>
      <text:p text:style-name="P3">Criterios de aceptacion:</text:p>
      <text:list xml:id="list3602835334" text:style-name="L1">
        <text:list-item>
          <text:p text:style-name="P1">Escenario1: <text:span text:style-name="T1">recupero de datos exitoso</text:span></text:p>
          <text:list>
            <text:list-item>
              <text:p text:style-name="P2">Dado <text:span text:style-name="T2"><text:s/></text:span><text:span text:style-name="T3">un empleado “juancho talarga”, ingresa un codigo “4548” valido para el pago virtual de una boleta </text:span></text:p>
            </text:list-item>
            <text:list-item>
              <text:p text:style-name="P2">Cuando <text:s/><text:span text:style-name="T3">un empleado ingresa el codigo “4548” en el sistema</text:span></text:p>
            </text:list-item>
            <text:list-item>
              <text:p text:style-name="P1">Entonces <text:span text:style-name="T3">el sistema se conecta con el servidor de pagos y recupera los datos de la boleta (empresa que emitio la boleta, nro de cliente, 1ra y 2da fecha de vencimiento, recargo y monto original).</text:span></text:p>
            </text:list-item>
          </text:list>
        </text:list-item>
        <text:list-item>
          <text:p text:style-name="P2">Escenario<text:span text:style-name="T1">2</text:span>: <text:span text:style-name="T1">recupero de datos fallido, codigo no encontrado</text:span></text:p>
          <text:list>
            <text:list-item>
              <text:p text:style-name="P2">Dado <text:span text:style-name="T2"><text:s/></text:span><text:span text:style-name="T3">un empleado “juancho talarga”, ingresa un codigo “11111” no valido para el pago virtual de una boleta </text:span></text:p>
            </text:list-item>
            <text:list-item>
              <text:p text:style-name="P2">Cuando <text:s/><text:span text:style-name="T3">un empleado ingresa el codigo “11111” en el sistema</text:span></text:p>
            </text:list-item>
            <text:list-item>
              <text:p text:style-name="P2"><text:span text:style-name="T1">Entonces</text:span><text:span text:style-name="T3"> el sistema se conecta con el servidor de pagos quien informa que el codigo ingresado no pertenece a una boleta registrada.</text:span></text:p>
            </text:list-item>
          </text:list>
        </text:list-item>
        <text:list-item>
          <text:p text:style-name="P7"><text:span text:style-name="T4">Escenario</text:span><text:span text:style-name="T5">3</text:span><text:span text:style-name="T4">: </text:span><text:span text:style-name="T5">recupero de datos fallido, servidor fuera de linea</text:span></text:p>
          <text:list>
            <text:list-item>
              <text:p text:style-name="P2">Dado <text:span text:style-name="T2"><text:s/></text:span><text:span text:style-name="T3">un empleado “juancho talarga”, ingresa un codigo “4548” valido para el pago virtual de una boleta </text:span></text:p>
            </text:list-item>
            <text:list-item>
              <text:p text:style-name="P2">Cuando <text:s/><text:span text:style-name="T3">un empleado ingresa el codigo “4548” en el sistema</text:span></text:p>
            </text:list-item>
            <text:list-item>
              <text:p text:style-name="P2"><text:span text:style-name="T1">Entonces</text:span><text:span text:style-name="T3"> el sistema se intenta conectar con el servidor de pagos y al no poder hacerlo informa que el servidor esta fuera de linea.</text:span></text:p>
            </text:list-item>
          </text:list>
        </text:list-item>
      </text:list>
      <text:p text:style-name="P4">ID: </text:p>
      <text:p text:style-name="P4">Titulo:</text:p>
      <text:p text:style-name="P4">Reglas de negocio:</text:p>
      <text:p text:style-name="P4">criterios de aceptacion:</text:p>
      <text:list xml:id="list2986641633" text:style-name="L2">
        <text:list-item>
          <text:p text:style-name="P5">Escenario 1:</text:p>
          <text:list>
            <text:list-item>
              <text:p text:style-name="P5">Dado</text:p>
            </text:list-item>
            <text:list-item>
              <text:p text:style-name="P5">Cuando</text:p>
            </text:list-item>
            <text:list-item>
              <text:p text:style-name="P5">Entonc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1:11:54.423736985</meta:creation-date>
    <dc:date>2023-10-15T11:41:34.260556592</dc:date>
    <meta:editing-duration>PT29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42" meta:character-count="1391" meta:non-whitespace-character-count="1178"/>
  </office:meta>
</office:document-meta>
</file>